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Standard">
      <style:paragraph-properties fo:text-align="center" style:justify-single-word="false"/>
      <style:text-properties style:font-name="DejaVu Sans Light" style:text-underline-style="solid" style:text-underline-width="auto" style:text-underline-color="font-color" fo:font-weight="bold"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officeooo:rsid="0019d128"/>
    </style:style>
    <style:style style:name="T4" style:family="text">
      <style:text-properties style:font-name="DejaVu Sans Light"/>
    </style:style>
    <style:style style:name="T5" style:family="text">
      <style:text-properties officeooo:rsid="001a15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for Day2</text:p>
      <text:p text:style-name="P1"/>
      <text:p text:style-name="P1">1. Work on the shell script.</text:p>
      <text:p text:style-name="P1">2. Write a function that implements merge sort</text:p>
      <text:p text:style-name="Standard"><text:span text:style-name="T4"><text:tab/></text:span><text:a xlink:type="simple" xlink:href="http://en.wikipedia.org/wiki/Merge_sort"><text:span text:style-name="T4">http://en.wikipedia.org/wiki/Merge_sort</text:span></text:a></text:p>
      <text:p text:style-name="Standard"><text:span text:style-name="T4"><text:tab/></text:span><text:a xlink:type="simple" xlink:href="http://www.youtube.com/watch?v=kgBjXUE_Nwc"><text:span text:style-name="T4">http://www.youtube.com/watch?v=kgBjXUE_Nwc</text:span></text:a></text:p>
      <text:p text:style-name="P1">3. Why does the Fibonacci function take so long to compute? What can you do to speed it up? Here is the function again:</text:p>
      <text:p text:style-name="P1"><text:tab/>int fib (int n)</text:p>
      <text:p text:style-name="P1"><text:tab/>{</text:p>
      <text:p text:style-name="P1"><text:tab/><text:tab/>if (n == 1)</text:p>
      <text:p text:style-name="P1"><text:tab/><text:tab/><text:tab/>return 0;</text:p>
      <text:p text:style-name="P1"><text:tab/><text:tab/>else if (n == 2)</text:p>
      <text:p text:style-name="P1"><text:tab/><text:tab/><text:tab/>return 1;</text:p>
      <text:p text:style-name="P1"><text:tab/><text:tab/>else</text:p>
      <text:p text:style-name="P1"><text:tab/><text:tab/><text:tab/>return fib(n-1) + fib(n-2)</text:p>
      <text:p text:style-name="P1"><text:tab/>}</text:p>
      <text:p text:style-name="P1">This question is not so hard as it seems. Start with Fibonacci of 100. When you pass in the value of 100, what happens? What happens after that? Draw a diagram showing each stage as a tree and then look at it.The answer will become apparent.</text:p>
      <text:p text:style-name="P1">4. Implement the Stack functions push and pop using C. Here are the details</text:p>
      <text:p text:style-name="P1"><text:tab/>Data Structure:</text:p>
      <text:p text:style-name="P1"><text:tab/><text:tab/>typedef struct</text:p>
      <text:p text:style-name="P1"><text:tab/><text:tab/>{</text:p>
      <text:p text:style-name="P1"><text:tab/><text:tab/><text:tab/>int * list;</text:p>
      <text:p text:style-name="P1"><text:tab/><text:tab/><text:tab/>int pointer = 0;</text:p>
      <text:p text:style-name="P1"><text:tab/><text:tab/><text:tab/>int size = 0;</text:p>
      <text:p text:style-name="P1"><text:tab/><text:tab/>} Stack</text:p>
      <text:p text:style-name="P1"><text:tab/></text:p>
      <text:p text:style-name="P1"><text:tab/>Functions:</text:p>
      <text:p text:style-name="P1"><text:tab/><text:tab/>void push(Stack* s, int data);</text:p>
      <text:p text:style-name="P1"><text:tab/><text:tab/>int pop(Stack* s);</text:p>
      <text:p text:style-name="P1">Remember that you need to use pointers because pop and push operations must cause the contents of the stack to change i.e. you need to pass by reference (or call by reference). If you are unfamiliar with pointers and pointers to structures, please read through these tutorials</text:p>
      <text:p text:style-name="Standard"><text:a xlink:type="simple" xlink:href="http://www.cprogramming.com/tutorial/c-tutorial.html"><text:span text:style-name="T4">http://www.cprogramming.com/tutorial/c-tutorial.html</text:span></text:a></text:p>
      <text:p text:style-name="P1"/>
      <text:p text:style-name="P1">4. Read about linked lists. We will need this (and stacks) when we study Python. The good news is that Python is much much easier (no confusing pointers to worry about!</text:p>
      <text:p text:style-name="P1"/>
      <text:p text:style-name="P1">5. Please go through the circuits you've studied in 1st year (you are welcome to do more.</text:p>
      <text:p text:style-name="P1"/>
      <text:p text:style-name="Standard"><text:span text:style-name="T4">Makefiles and git is something that will take a while to get used to. I still have a file with the git commands listed in case I forget them. There are several Makefile tutorials available online. Here's one I recommend this one by Linux For You: </text:span><text:a xlink:type="simple" xlink:href="http://www.linuxforu.com/2012/06/gnu-make-in-detail-for-beginners/"><text:span text:style-name="T4">http://www.linuxforu.com/2012/06/gnu-make-in-detail-for-beginners/</text:span></text:a></text:p>
      <text:p text:style-name="P1">For git, the easiest way to get started is through: <text:a xlink:type="simple" xlink:href="http://try.github.io/"><text:span text:style-name="T5">http://</text:span></text:a><text:a xlink:type="simple" xlink:href="http://try.github.io/">try.github.i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48in" fo:margin-bottom="0.520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th Rego</meta:initial-creator>
    <meta:creation-date>2013-08-13T21:17:38.144102024</meta:creation-date>
    <dc:date>2013-08-13T21:50:20.897841233</dc:date>
    <dc:creator>Ashwith Rego</dc:creator>
    <meta:editing-duration>PT16M51S</meta:editing-duration>
    <meta:editing-cycles>2</meta:editing-cycles>
    <meta:generator>LibreOffice/4.1.0.4$Linux_X86_64 LibreOffice_project/410$Build-4</meta:generator>
    <meta:document-statistic meta:table-count="0" meta:image-count="0" meta:object-count="0" meta:page-count="1" meta:paragraph-count="34" meta:word-count="308" meta:character-count="1846" meta:non-whitespace-character-count="1529"/>
  </office:meta>
</office:document-meta>
</file>